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Daily Standup Meeting Script</text:span></text:p>
      <text:p text:style-name="P1"><text:span text:style-name="T1">Facilitator: Good morning everyone! Let's start our Daily Standup meeting. As a reminder, this is a quick check-in to discuss progress, challenges, and plan for the day. Who would like to go first?</text:span></text:p>
      <text:p text:style-name="P1"><text:span text:style-name="T1">Team Member 1: I'll start. Yesterday, I worked on implementing the user profile page (User Story 1). It's mostly done, but I ran into a dependency issue with the profile picture upload feature (User Story 2).</text:span></text:p>
      <text:p text:style-name="P1"><text:span text:style-name="T1">Facilitator: Thank you for the update. Can you elaborate on the dependency issue?</text:span></text:p>
      <text:p text:style-name="P1"><text:span text:style-name="T1">Team Member 1: Sure. The profile picture upload feature is crucial for the profile page functionality, and we need it to be ready to fully test the page.</text:span></text:p>
      <text:p text:style-name="P1"><text:span text:style-name="T1">Facilitator: Understood. It sounds like we have a task dependency challenge. Let's discuss how we can address this.</text:span></text:p>
      <text:p text:style-name="P1"><text:span text:style-name="T1">Team Member 2: I'm working on the profile picture upload feature (User Story 2). I've made good progress and expect to have it ready for integration testing by the end of the day.</text:span></text:p>
      <text:p text:style-name="P1"><text:span text:style-name="T1">Facilitator: That's great news! Team Member 1, once the profile picture upload feature is ready, we can proceed with testing the user profile page. In the meantime, is there anything else you can work on or any blockers you need help with?</text:span></text:p>
      <text:p text:style-name="P1"><text:span text:style-name="T1">Team Member 1: I'll review the security settings feature (User Story 4) documentation and prepare for implementation once the dependency is resolved.</text:span></text:p>
      <text:p text:style-name="P1"><text:span text:style-name="T1">Facilitator: Excellent. Communication and collaboration are key in handling task dependencies. Let's ensure we keep each other informed and coordinate efforts effectively. Any other updates or challenges from the team?</text:span></text:p>
      <text:p text:style-name="P1"><text:span text:style-name="T1">Team Member 3: I've been working on contact information update (User Story 3) and encountered a minor technical issue. I've already reached out to Team Member 2 for assistance, and we're resolving it together</text:span></text:p>
      <text:p text:style-name="P1"><text:span text:style-name="T1">Facilitator: Great teamwork! Collaboration like this helps us address challenges quickly. Keep up the good work.</text:span></text:p>
      <text:p text:style-name="P1"><text:span text:style-name="T1">Facilitator: As we wrap up, let's prioritize resolving the task dependency and continue making progress on our respective tasks. Remember to update the task board with any status changes or impediments.</text:span></text:p>
      <text:p text:style-name="P1"><text:span text:style-name="T1">Team: Thank you!</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